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6da" officeooo:paragraph-rsid="000316da"/>
    </style:style>
    <style:style style:name="P2" style:family="paragraph" style:parent-style-name="Standard">
      <style:text-properties officeooo:rsid="00045256" officeooo:paragraph-rsid="00045256"/>
    </style:style>
    <style:style style:name="P3" style:family="paragraph" style:parent-style-name="Standard">
      <style:text-properties officeooo:rsid="0006f281" officeooo:paragraph-rsid="0006f281"/>
    </style:style>
    <style:style style:name="P4" style:family="paragraph" style:parent-style-name="Standard">
      <style:text-properties officeooo:rsid="000999ec" officeooo:paragraph-rsid="000999ec"/>
    </style:style>
    <style:style style:name="P5" style:family="paragraph" style:parent-style-name="Standard">
      <style:text-properties officeooo:rsid="000a6d14" officeooo:paragraph-rsid="000a6d14"/>
    </style:style>
    <style:style style:name="T1" style:family="text">
      <style:text-properties officeooo:rsid="00045256"/>
    </style:style>
    <style:style style:name="T2" style:family="text">
      <style:text-properties officeooo:rsid="00052e88"/>
    </style:style>
    <style:style style:name="T3" style:family="text">
      <style:text-properties officeooo:rsid="0007b107"/>
    </style:style>
    <style:style style:name="T4" style:family="text">
      <style:text-properties officeooo:rsid="000999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chaper 9. <text:span text:style-name="T1">técnicas de espacios</text:span></text:p>
      <text:p text:style-name="P2">No se puede tener un pequeño programa por que ninguna cantidad de presupuestación y control del espacio puede hacerse en un pequeño programa.</text:p>
      <text:p text:style-name="P2">Las funciones implican espacio, <text:span text:style-name="T2">por lo tanto la primera área de artesanía a tener en cuenta es el tamaño de las funciones. Cada opción desplegada al usuario toma un pequeño espacio. El diseñador es la persona encargada de decidir las opciones que el usuario podrá tener.</text:span></text:p>
      <text:p text:style-name="P3">Hacer funciones en módulos más pequeños <text:span text:style-name="T3">implica un costo </text:span>en rendimiento y en espacio. <text:span text:style-name="T4">Crear funciones pequeñas limita al sistema e su eficiencia máxima ya que es generado por los módulos pequeños.</text:span></text:p>
      <text:p text:style-name="P4">Las segunda área artesanal es el espacio-tiempo de compensación, con el objetivo de dar a una función más espacio y velocidad. </text:p>
      <text:p text:style-name="P5">Cosas para tener una buen espacio-tiempo de compensación: 1 estar seguros que el equipo esta entrenado técnicas de programación (para un nuevo lenguaje especialmente importante), 2 reconocer que la programación tiene una tecnología y los componentes necesitan ser fabricados. </text:p>
      <text:p text:style-name="P5">El desarrollo de la tecnología es una tarea muy importante que puede ser hecha en paralelo con la arquitectura del sistem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1:54:19.847432539</meta:creation-date>
    <dc:date>2016-02-01T13:45:59.411734849</dc:date>
    <meta:editing-duration>PT1H47M31S</meta:editing-duration>
    <meta:editing-cycles>3</meta:editing-cycles>
    <meta:generator>LibreOffice/4.2.8.2$Linux_X86_64 LibreOffice_project/420m0$Build-2</meta:generator>
    <meta:document-statistic meta:table-count="0" meta:image-count="0" meta:object-count="0" meta:page-count="1" meta:paragraph-count="7" meta:word-count="188" meta:character-count="1171" meta:non-whitespace-character-count="988"/>
  </office:meta>
</office:document-meta>
</file>